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/>
    <style:style style:name="gr1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0.572cm"/>
      <style:paragraph-properties style:writing-mode="lr-tb"/>
    </style:style>
    <style:style style:name="gr2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717cm"/>
      <style:paragraph-properties style:writing-mode="lr-tb"/>
    </style:style>
    <style:style style:name="gr3" style:family="graphic" style:parent-style-name="objectwithoutfill">
      <style:graphic-properties svg:stroke-color="#0f52ba" draw:marker-end="Arrow" draw:marker-end-width="0.3cm" draw:fill="solid" draw:fill-color="#5cf5f7" draw:textarea-vertical-align="middle"/>
    </style:style>
    <style:style style:name="gr4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1.645cm"/>
      <style:paragraph-properties style:writing-mode="lr-tb"/>
    </style:style>
    <style:style style:name="gr5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25cm"/>
      <style:paragraph-properties style:writing-mode="lr-tb"/>
    </style:style>
    <style:style style:name="gr6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2.15cm" fo:min-width="11.863cm"/>
      <style:paragraph-properties style:writing-mode="lr-tb"/>
    </style:style>
    <style:style style:name="gr7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3.92cm" fo:min-width="12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2cm" fo:min-width="0.663cm"/>
    </style:style>
    <style:style style:name="gr9" style:family="graphic" style:parent-style-name="standard">
      <style:graphic-properties draw:stroke="solid" svg:stroke-color="#bc660b" draw:fill-color="#f8d2aa" draw:textarea-horizontal-align="justify" draw:textarea-vertical-align="middle" draw:auto-grow-height="false" fo:min-height="3.23cm" fo:min-width="8.849cm"/>
    </style:style>
    <style:style style:name="gr10" style:family="graphic" style:parent-style-name="standard">
      <style:graphic-properties svg:stroke-color="#468a1a" draw:fill-color="#a2f2e3" draw:textarea-horizontal-align="justify" draw:textarea-vertical-align="middle" draw:auto-grow-height="false" fo:min-height="3.23cm" fo:min-width="8.849cm"/>
    </style:style>
    <style:style style:name="gr11" style:family="graphic" style:parent-style-name="standard">
      <style:graphic-properties svg:stroke-color="#468a1a" draw:fill-color="#5cf784" draw:textarea-horizontal-align="justify" draw:textarea-vertical-align="middle" draw:auto-grow-height="false" fo:min-height="0.926cm" fo:min-width="0.639cm"/>
      <style:paragraph-properties style:writing-mode="lr-tb"/>
    </style:style>
    <style:style style:name="gr12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0.572cm"/>
      <style:paragraph-properties style:writing-mode="lr-tb"/>
    </style:style>
    <style:style style:name="gr13" style:family="graphic" style:parent-style-name="standard" style:list-style-name="L1">
      <style:graphic-properties svg:stroke-color="#468a1a" draw:fill-color="#5cf784" draw:textarea-horizontal-align="justify" draw:textarea-vertical-align="middle" draw:auto-grow-height="false" fo:min-height="0.855cm" fo:min-width="4.325cm"/>
      <style:paragraph-properties style:writing-mode="lr-tb"/>
    </style:style>
    <style:style style:name="gr14" style:family="graphic" style:parent-style-name="objectwithoutfill">
      <style:graphic-properties svg:stroke-width="0.053cm" svg:stroke-color="#468a1a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2.717cm"/>
      <style:paragraph-properties style:writing-mode="lr-tb"/>
    </style:style>
    <style:style style:name="gr16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67cm"/>
      <style:paragraph-properties style:writing-mode="lr-tb"/>
    </style:style>
    <style:style style:name="gr17" style:family="graphic" style:parent-style-name="standard" style:list-style-name="L1">
      <style:graphic-properties svg:stroke-color="#bc660b" draw:fill-color="#fcb66d" draw:textarea-horizontal-align="justify" draw:textarea-vertical-align="middle" draw:auto-grow-height="false" fo:min-height="0.855cm" fo:min-width="4.8cm"/>
      <style:paragraph-properties style:writing-mode="lr-tb"/>
    </style:style>
    <style:style style:name="gr18" style:family="graphic" style:parent-style-name="standard">
      <style:graphic-properties svg:stroke-color="#bc660b" draw:fill-color="#fcb66d" draw:textarea-horizontal-align="justify" draw:textarea-vertical-align="middle" draw:auto-grow-height="false" fo:min-height="0.918cm" fo:min-width="2.181cm"/>
      <style:paragraph-properties style:writing-mode="lr-tb"/>
    </style:style>
    <style:style style:name="gr19" style:family="graphic" style:parent-style-name="objectwithoutfill">
      <style:graphic-properties svg:stroke-width="0.053cm" svg:stroke-color="#bc660b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bc660b" draw:fill-color="#fcb66d" draw:textarea-horizontal-align="justify" draw:textarea-vertical-align="middle" draw:auto-grow-height="false" fo:min-height="0.855cm" fo:min-width="0.572cm"/>
      <style:paragraph-properties style:writing-mode="lr-tb"/>
    </style:style>
    <style:style style:name="gr21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4.486cm" fo:min-width="5.16cm"/>
      <style:paragraph-properties style:writing-mode="lr-tb"/>
    </style:style>
    <style:style style:name="gr22" style:family="graphic" style:parent-style-name="standard" style:list-style-name="L1">
      <style:graphic-properties svg:stroke-color="#468a1a" draw:fill-color="#a2f2e3" draw:textarea-horizontal-align="justify" draw:textarea-vertical-align="middle" draw:auto-grow-height="false" fo:min-height="4.171cm" fo:min-width="5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69cm" fo:min-width="0.34cm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Dashed_20__28_var_29_" svg:stroke-width="0.081cm" svg:stroke-color="#468a1a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.59cm" fo:min-width="0.54cm" fo:padding-top="0.165cm" fo:padding-bottom="0.165cm" fo:padding-left="0.29cm" fo:padding-right="0.29cm"/>
    </style:style>
    <style:style style:name="gr26" style:family="graphic" style:parent-style-name="objectwithoutfill">
      <style:graphic-properties draw:stroke="dash" draw:stroke-dash="Dashed_20__28_var_29_"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e6e905" draw:fill-color="#ffffd7" draw:textarea-horizontal-align="justify" draw:textarea-vertical-align="middle" draw:auto-grow-height="false" fo:min-height="0.551cm" fo:min-width="19.658cm"/>
      <style:paragraph-properties style:writing-mode="lr-tb"/>
    </style:style>
    <style:style style:name="gr28" style:family="graphic" style:parent-style-name="standard" style:list-style-name="L1">
      <style:graphic-properties svg:stroke-color="#e6e905" draw:fill-color="#ffffd7" draw:textarea-horizontal-align="justify" draw:textarea-vertical-align="middle" draw:auto-grow-height="false" fo:min-height="0.551cm" fo:min-width="19.659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438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626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3.138cm"/>
    </style:style>
    <style:style style:name="gr32" style:family="graphic" style:parent-style-name="objectwithoutfill">
      <style:graphic-properties svg:stroke-width="0.212cm" svg:stroke-color="#729fcf" draw:marker-start-width="0.518cm" draw:marker-end="" draw:marker-end-width="0.518cm" draw:fill="solid" draw:textarea-vertical-align="middle" draw:auto-grow-height="false" fo:min-width="2.65cm" fo:padding-top="0.231cm" fo:padding-bottom="0.231cm" fo:padding-left="0.356cm" fo:padding-right="0.356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7.065cm"/>
    </style:style>
    <style:style style:name="gr34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808cm" fo:min-width="0.405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6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3.92cm" fo:min-width="15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5.3999996185303pt"/>
    </style:style>
    <style:style style:name="P2" style:family="paragraph">
      <loext:graphic-properties draw:fill-color="#5cf5f7"/>
      <style:paragraph-properties fo:text-align="center" style:writing-mode="lr-tb"/>
      <style:text-properties style:font-name="Ubuntu" fo:font-size="15.3999996185303pt"/>
    </style:style>
    <style:style style:name="P3" style:family="paragraph">
      <loext:graphic-properties draw:fill="solid" draw:fill-color="#5cf5f7"/>
      <style:paragraph-properties fo:text-align="center"/>
      <style:text-properties style:font-name="Ubuntu" fo:font-size="14pt"/>
    </style:style>
    <style:style style:name="P4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-color="#f8d2aa"/>
      <style:paragraph-properties fo:text-align="center"/>
      <style:text-properties style:font-name="Ubuntu" fo:font-size="14pt"/>
    </style:style>
    <style:style style:name="P8" style:family="paragraph">
      <loext:graphic-properties draw:fill-color="#a2f2e3"/>
      <style:paragraph-properties fo:text-align="center"/>
      <style:text-properties style:font-name="Ubuntu" fo:font-size="14pt"/>
    </style:style>
    <style:style style:name="P9" style:family="paragraph">
      <loext:graphic-properties draw:fill-color="#5cf784"/>
      <style:paragraph-properties fo:text-align="center" style:writing-mode="lr-tb"/>
      <style:text-properties style:font-name="Ubuntu" fo:font-size="15.3999996185303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1" style:family="paragraph">
      <loext:graphic-properties draw:fill-color="#5cf784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2" style:family="paragraph">
      <loext:graphic-properties draw:fill-color="#fcb66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3" style:family="paragraph">
      <loext:graphic-properties draw:fill-color="#fcb66d"/>
      <style:paragraph-properties fo:text-align="center" style:writing-mode="lr-tb"/>
      <style:text-properties style:font-name="Ubuntu" fo:font-size="15.3999996185303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5" style:family="paragraph">
      <loext:graphic-properties draw:fill-color="#f8d2aa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6" style:family="paragraph">
      <loext:graphic-properties draw:fill-color="#a2f2e3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0" style:family="paragraph">
      <loext:graphic-properties draw:fill-color="#ffffd7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 style:writing-mode="lr-tb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loext:graphic-properties draw:fill-color="#ffffd7"/>
      <style:paragraph-properties fo:margin-left="0cm" fo:margin-right="0cm" fo:text-align="center" fo:text-indent="0cm" style:writing-mode="lr-tb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fo:font-size="14pt"/>
    </style:style>
    <style:style style:name="T2" style:family="text">
      <style:text-properties style:font-name="Ubuntu" fo:font-size="14pt" style:font-name-asian="Ubuntu1" style:font-name-complex="Ubuntu1"/>
    </style:style>
    <style:style style:name="T3" style:family="text">
      <style:text-properties style:font-name="Ubuntu" fo:font-size="14pt" style:font-name-asian="Liberation Serif1" style:font-name-complex="Liberation Serif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5.3999996185303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33% 58%" style:font-name="Ubuntu" fo:font-size="1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33% 58%" style:font-name="Ubuntu" fo:font-size="14pt" style:font-name-asian="Ubuntu1" style:font-name-complex="Ubuntu1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33% 58%" style:font-name="Ubuntu" fo:font-size="14pt" style:font-name-asian="Liberation Serif1" style:font-name-complex="Liberation Serif1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style:text-position="33% 58%" style:font-name="Ubuntu" fo:font-size="14pt" style:letter-kerning="true" style:font-name-asian="Noto Sans CJK SC" style:font-size-asian="18pt" style:font-name-complex="Lohit Devanagari" style:font-size-complex="18pt"/>
    </style:style>
    <style:style style:name="T27" style:family="text">
      <style:text-properties fo:color="#c9211e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28" style:family="text">
      <style:text-properties fo:color="#c9211e" loext:opacity="100%" style:text-position="33% 58%" style:font-name="Ubuntu" fo:font-size="20pt" style:letter-kerning="true" style:font-name-asian="Noto Sans CJK SC" style:font-size-asian="20pt" style:font-name-complex="Lohit Devanagari" style:font-size-complex="20pt"/>
    </style:style>
    <style:style style:name="T29" style:family="text">
      <style:text-properties fo:color="#000000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Ubuntu" fo:font-size="14pt" style:letter-kerning="true" style:font-name-asian="Noto Sans CJK SC" style:font-size-asian="14pt" style:font-name-complex="Lohit Devanagari" style:font-size-complex="14pt"/>
    </style:style>
    <style:style style:name="T32" style:family="text">
      <style:text-properties style:text-position="33% 58%" style:font-name="Ubuntu" fo:font-size="14pt" style:letter-kerning="true" style:font-name-asian="Noto Sans CJK SC" style:font-size-asian="14pt" style:font-name-complex="Lohit Devanagari" style:font-size-complex="14pt"/>
    </style:style>
    <style:style style:name="T33" style:family="text">
      <style:text-properties fo:color="#000000" loext:opacity="100%" fo:font-size="18pt" style:font-size-asian="18pt" style:font-size-complex="18pt"/>
    </style:style>
    <style:style style:name="T34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72cm" svg:height="1.105cm" svg:x="0.964cm" svg:y="2.763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072cm" svg:height="1.105cm" svg:x="3.644cm" svg:y="0.552cm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072cm" svg:height="1.105cm" svg:x="5.253cm" svg:y="0.552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217cm" svg:height="1.105cm" svg:x="3.216cm" svg:y="2.763cm">
          <text:p text:style-name="P1"><text:span text:style-name="T1">z = x . w 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.036cm" svg:y1="3.315cm" svg:x2="3.216cm" svg:y2="3.315cm" draw:start-shape="id1" draw:start-glue-point="1" draw:end-shape="id2" draw:end-glue-point="3" svg:d="M2036 3315h1180" svg:viewBox="0 0 1181 1">
          <text:p/>
        </draw:connector>
        <draw:connector draw:style-name="gr3" draw:text-style-name="P3" draw:layer="layout" draw:type="line" svg:x1="4.18cm" svg:y1="1.657cm" svg:x2="4.824cm" svg:y2="2.763cm" draw:start-shape="id3" draw:start-glue-point="2" draw:end-shape="id2" draw:end-glue-point="0" svg:d="M4180 1657l644 1106" svg:viewBox="0 0 645 1107">
          <text:p/>
        </draw:connector>
        <draw:connector draw:style-name="gr3" draw:text-style-name="P3" draw:layer="layout" draw:type="line" svg:x1="5.789cm" svg:y1="1.657cm" svg:x2="4.824cm" svg:y2="2.763cm" draw:start-shape="id4" draw:start-glue-point="2" draw:end-shape="id2" draw:end-glue-point="0" svg:d="M5789 1657l-965 1106" svg:viewBox="0 0 966 1107">
          <text:p/>
        </draw:connector>
        <draw:custom-shape draw:style-name="gr4" draw:text-style-name="P2" xml:id="id5" draw:id="id5" draw:layer="layout" svg:width="2.145cm" svg:height="1.105cm" svg:x="7.504cm" svg:y="2.763cm">
          <text:p text:style-name="P1"><text:span text:style-name="T1">a = </text:span><text:span text:style-name="T2">σ(z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433cm" svg:y1="3.315cm" svg:x2="7.504cm" svg:y2="3.315cm" draw:start-shape="id2" draw:start-glue-point="1" draw:end-shape="id5" draw:end-glue-point="3" svg:d="M6433 3315h1071" svg:viewBox="0 0 1072 1">
          <text:p/>
        </draw:connector>
        <draw:custom-shape draw:style-name="gr5" draw:text-style-name="P2" xml:id="id6" draw:id="id6" draw:layer="layout" svg:width="2.75cm" svg:height="1.105cm" svg:x="10.828cm" svg:y="2.763cm">
          <text:p text:style-name="P1"><text:span text:style-name="T3">Loss( a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649cm" svg:y1="3.315cm" svg:x2="10.828cm" svg:y2="3.315cm" draw:start-shape="id5" draw:start-glue-point="1" draw:end-shape="id6" draw:end-glue-point="3" svg:d="M9649 3315h1179" svg:viewBox="0 0 1180 1">
          <text:p/>
        </draw:connector>
        <draw:custom-shape draw:style-name="gr6" draw:text-style-name="P5" draw:layer="layout" svg:width="12.363cm" svg:height="2.4cm" svg:x="13.937cm" svg:y="1.1cm">
          <text:p text:style-name="P4"><text:span text:style-name="T4">∂</text:span><text:span text:style-name="T4">L</text:span><text:span text:style-name="T5">oss</text:span><text:span text:style-name="T6">/</text:span><text:span text:style-name="T4">∂</text:span><text:span text:style-name="T6">z</text:span><text:span text:style-name="T7"> </text:span><text:span text:style-name="T6">= </text:span><text:span text:style-name="T4">∂Loss</text:span><text:span text:style-name="T5">/</text:span><text:span text:style-name="T4">∂a</text:span><text:span text:style-name="T6"> <text:s/>. <text:s/></text:span><text:span text:style-name="T4">∂a/∂</text:span><text:span text:style-name="T6">z = ( a -y )</text:span></text:p>
          <text:p text:style-name="P4"><text:span text:style-name="T4">∂</text:span><text:span text:style-name="T4">W</text:span><text:span text:style-name="T7"> </text:span><text:span text:style-name="T6">= a</text:span><text:span text:style-name="T7">T</text:span><text:span text:style-name="T6"> . </text:span><text:span text:style-name="T4">∂</text:span><text:span text:style-name="T6">z</text:span></text:p>
          <text:p text:style-name="P4"><text:span text:style-name="T4">∂</text:span><text:span text:style-name="T4">b</text:span><text:span text:style-name="T7"> </text:span><text:span text:style-name="T6">= </text:span><text:span text:style-name="T4">∂</text:span><text:span text:style-name="T6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3.1cm" svg:height="4.17cm" svg:x="16.4cm" svg:y="16.53cm">
          <text:p text:style-name="P4"><text:span text:style-name="T4">∂</text:span><text:span text:style-name="T5">Loss</text:span><text:span text:style-name="T6">/</text:span><text:span text:style-name="T4">∂</text:span><text:span text:style-name="T6">z</text:span><text:span text:style-name="T7">[2] </text:span><text:span text:style-name="T6">= <text:s text:c="2"/></text:span><text:span text:style-name="T4">∂Loss</text:span><text:span text:style-name="T5">/</text:span><text:span text:style-name="T4">∂a</text:span><text:span text:style-name="T8">[2]</text:span><text:span text:style-name="T6"> . <text:s/></text:span><text:span text:style-name="T4">∂a</text:span><text:span text:style-name="T8">[2]</text:span><text:span text:style-name="T5">/</text:span><text:span text:style-name="T4">∂z</text:span><text:span text:style-name="T8">[2] </text:span><text:span text:style-name="T4"><text:s/>=</text:span><text:span text:style-name="T8"> </text:span><text:span text:style-name="T4">( a</text:span><text:span text:style-name="T8">[2]</text:span><text:span text:style-name="T4"> - y)</text:span></text:p>
          <text:p text:style-name="P4"><text:span text:style-name="T9">∂</text:span><text:span text:style-name="T10">Loss</text:span><text:span text:style-name="T11">/</text:span><text:span text:style-name="T9">∂w</text:span><text:span text:style-name="T12">[2] </text:span><text:span text:style-name="T11">= <text:s text:c="2"/></text:span><text:span text:style-name="T9">∂Loss</text:span><text:span text:style-name="T10">/</text:span><text:span text:style-name="T9">∂z</text:span><text:span text:style-name="T13">[2]</text:span><text:span text:style-name="T11"> . <text:s/></text:span><text:span text:style-name="T9">∂z</text:span><text:span text:style-name="T13">[2]</text:span><text:span text:style-name="T10">/</text:span><text:span text:style-name="T9">∂w</text:span><text:span text:style-name="T13">[2] </text:span><text:span text:style-name="T9">= a</text:span><text:span text:style-name="T13">[1]T . </text:span><text:span text:style-name="T4">∂Loss</text:span><text:span text:style-name="T5">/</text:span><text:span text:style-name="T4">∂z</text:span><text:span text:style-name="T8">[2]</text:span></text:p>
          <text:p text:style-name="P4"><text:span text:style-name="T9">∂</text:span><text:span text:style-name="T10">Loss</text:span><text:span text:style-name="T11">/</text:span><text:span text:style-name="T9">∂a</text:span><text:span text:style-name="T12">[1] </text:span><text:span text:style-name="T11">= <text:s text:c="2"/></text:span><text:span text:style-name="T9">∂Loss</text:span><text:span text:style-name="T10">/</text:span><text:span text:style-name="T9">∂z</text:span><text:span text:style-name="T13">[2]</text:span><text:span text:style-name="T11"> . <text:s/></text:span><text:span text:style-name="T9">∂z</text:span><text:span text:style-name="T13">[2]</text:span><text:span text:style-name="T10">/</text:span><text:span text:style-name="T9">∂a</text:span><text:span text:style-name="T13">[1] </text:span><text:span text:style-name="T9">=</text:span><text:span text:style-name="T13"> </text:span><text:span text:style-name="T4">∂Loss</text:span><text:span text:style-name="T5">/</text:span><text:span text:style-name="T4">∂z</text:span><text:span text:style-name="T8">[2] . </text:span><text:span text:style-name="T9">w</text:span><text:span text:style-name="T13">[2]T</text:span></text:p>
          <text:p text:style-name="P4"><text:span text:style-name="T9">∂</text:span><text:span text:style-name="T10">Loss</text:span><text:span text:style-name="T11">/</text:span><text:span text:style-name="T9">∂b</text:span><text:span text:style-name="T12">[2] </text:span><text:span text:style-name="T11">= <text:s text:c="2"/></text:span><text:span text:style-name="T9">∂Loss</text:span><text:span text:style-name="T10">/</text:span><text:span text:style-name="T9">∂z</text:span><text:span text:style-name="T13">[2]</text:span><text:span text:style-name="T11"> . <text:s/></text:span><text:span text:style-name="T9">∂z</text:span><text:span text:style-name="T13">[2]</text:span><text:span text:style-name="T10">/</text:span><text:span text:style-name="T9">∂b</text:span><text:span text:style-name="T13">[2] </text:span><text:span text:style-name="T9">=</text:span><text:span text:style-name="T13"> </text:span><text:span text:style-name="T4">∂Loss</text:span><text:span text:style-name="T5">/</text:span><text:span text:style-name="T4">∂z</text:span><text:span text:style-name="T8">[2]</text:span><text:span text:style-name="T13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287cm" svg:height="1.326cm" svg:x="17.798cm" svg:y="13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0.401cm" svg:height="4.532cm" svg:x="14.368cm" svg:y="5.39cm">
          <text:p/>
          <draw:enhanced-geometry svg:viewBox="0 0 21600 21600" draw:path-stretchpoint-x="10800" draw:path-stretchpoint-y="10800" draw:text-areas="?f3 ?f4 ?f5 ?f6" draw:type="round-rectangle" draw:modifiers="5008.07412309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0.401cm" svg:height="4.532cm" svg:x="2.679cm" svg:y="5.389cm">
          <text:p/>
          <draw:enhanced-geometry svg:viewBox="0 0 21600 21600" draw:path-stretchpoint-x="10800" draw:path-stretchpoint-y="10800" draw:text-areas="?f3 ?f4 ?f5 ?f6" draw:type="round-rectangle" draw:modifiers="5575.11581733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072cm" svg:height="1.105cm" svg:x="0.535cm" svg:y="6.935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7" draw:id="id7" draw:layer="layout" svg:width="1.139cm" svg:height="1.176cm" svg:x="6.433cm" svg:y="5.609cm">
          <text:p text:style-name="P1"><text:span text:style-name="T1">W</text:span><text:span text:style-name="T14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9" draw:id="id9" draw:layer="layout" svg:width="1.072cm" svg:height="1.105cm" svg:x="4.288cm" svg:y="5.609cm">
          <text:p text:style-name="P1"><text:span text:style-name="T1">b</text:span><text:span text:style-name="T14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8" draw:id="id8" draw:layer="layout" svg:width="4.825cm" svg:height="1.105cm" svg:x="3.216cm" svg:y="8.116cm">
          <text:p text:style-name="P10"><text:span text:style-name="T15">z</text:span><text:span text:style-name="T7">[1] </text:span><text:span text:style-name="T15">= a</text:span><text:span text:style-name="T7">[0]</text:span><text:span text:style-name="T15"> . W</text:span><text:span text:style-name="T7">[1]</text:span><text:span text:style-name="T15"> + b</text:span><text:span text:style-name="T14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type="line" svg:x1="7.002cm" svg:y1="6.785cm" svg:x2="5.628cm" svg:y2="8.116cm" draw:start-shape="id7" draw:start-glue-point="2" draw:end-shape="id8" draw:end-glue-point="0" svg:d="M7002 6785l-1374 1331" svg:viewBox="0 0 1375 1332">
          <text:p/>
        </draw:connector>
        <draw:connector draw:style-name="gr14" draw:text-style-name="P3" draw:layer="layout" draw:type="line" svg:x1="4.824cm" svg:y1="6.714cm" svg:x2="5.628cm" svg:y2="8.116cm" draw:start-shape="id9" draw:start-glue-point="2" draw:end-shape="id8" draw:end-glue-point="0" svg:d="M4824 6714l804 1402" svg:viewBox="0 0 805 1403">
          <text:p/>
        </draw:connector>
        <draw:custom-shape draw:style-name="gr15" draw:text-style-name="P9" xml:id="id10" draw:id="id10" draw:layer="layout" svg:width="3.217cm" svg:height="1.105cm" svg:x="9.112cm" svg:y="8.116cm">
          <text:p text:style-name="P1"><text:span text:style-name="T15">a</text:span><text:span text:style-name="T16">[1]</text:span><text:span text:style-name="T17"> = g</text:span><text:span text:style-name="T18">(z</text:span><text:span text:style-name="T19">[1]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type="line" svg:x1="8.041cm" svg:y1="8.668cm" svg:x2="9.112cm" svg:y2="8.668cm" draw:start-shape="id8" draw:start-glue-point="1" draw:end-shape="id10" draw:end-glue-point="3" svg:d="M8041 8668h1071" svg:viewBox="0 0 1072 1">
          <text:p/>
        </draw:connector>
        <draw:custom-shape draw:style-name="gr16" draw:text-style-name="P2" draw:layer="layout" svg:width="3.17cm" svg:height="1.105cm" svg:x="26.054cm" svg:y="7.046cm">
          <text:p text:style-name="P1"><text:span text:style-name="T20">Loss ( a</text:span><text:span text:style-name="T21">[2]</text:span><text:span text:style-name="T3">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1" draw:id="id11" draw:layer="layout" svg:width="5.3cm" svg:height="1.105cm" svg:x="15cm" svg:y="8.116cm">
          <text:p text:style-name="P10"><text:span text:style-name="T15">z</text:span><text:span text:style-name="T7">[2] </text:span><text:span text:style-name="T15">= <text:s text:c="2"/></text:span><text:span text:style-name="T22">a</text:span><text:span text:style-name="T23">[1]</text:span><text:span text:style-name="T24"> <text:s text:c="2"/>.</text:span><text:span text:style-name="T15"> W</text:span><text:span text:style-name="T7">[2]</text:span><text:span text:style-name="T15"> + b</text:span><text:span text:style-name="T14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12" draw:id="id12" draw:layer="layout" svg:width="2.681cm" svg:height="1.168cm" svg:x="21.443cm" svg:y="8.085cm">
          <text:p text:style-name="P1"><text:span text:style-name="T15">a</text:span><text:span text:style-name="T16">[2]</text:span><text:span text:style-name="T17"> = </text:span><text:span text:style-name="T18">σ(z</text:span><text:span text:style-name="T19">[2]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draw:layer="layout" draw:type="line" svg:x1="20.3cm" svg:y1="8.668cm" svg:x2="21.443cm" svg:y2="8.669cm" draw:start-shape="id11" draw:start-glue-point="1" draw:end-shape="id12" draw:end-glue-point="3" svg:d="M20300 8668l1143 1" svg:viewBox="0 0 1144 2">
          <text:p/>
        </draw:connector>
        <draw:custom-shape draw:style-name="gr20" draw:text-style-name="P13" xml:id="id13" draw:id="id13" draw:layer="layout" svg:width="1.072cm" svg:height="1.105cm" svg:x="16.082cm" svg:y="5.65cm">
          <text:p text:style-name="P1"><text:span text:style-name="T1">W</text:span><text:span text:style-name="T14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xml:id="id14" draw:id="id14" draw:layer="layout" svg:width="1.072cm" svg:height="1.105cm" svg:x="18.226cm" svg:y="5.609cm">
          <text:p text:style-name="P1"><text:span text:style-name="T1">b</text:span><text:span text:style-name="T14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draw:layer="layout" draw:type="line" svg:x1="16.618cm" svg:y1="6.755cm" svg:x2="17.65cm" svg:y2="8.116cm" draw:start-shape="id13" draw:start-glue-point="2" draw:end-shape="id11" draw:end-glue-point="0" svg:d="M16618 6755l1032 1361" svg:viewBox="0 0 1033 1362">
          <text:p/>
        </draw:connector>
        <draw:connector draw:style-name="gr19" draw:text-style-name="P3" draw:layer="layout" draw:type="line" svg:x1="18.762cm" svg:y1="6.714cm" svg:x2="17.65cm" svg:y2="8.116cm" draw:start-shape="id14" draw:start-glue-point="2" draw:end-shape="id11" draw:end-glue-point="0" svg:d="M18762 6714l-1112 1402" svg:viewBox="0 0 1113 1403">
          <text:p/>
        </draw:connector>
        <draw:custom-shape draw:style-name="gr21" draw:text-style-name="P15" draw:layer="layout" svg:width="5.66cm" svg:height="4.736cm" svg:x="17.368cm" svg:y="10.6cm">
          <text:p text:style-name="P14"><text:span text:style-name="T25">∂</text:span><text:span text:style-name="T25">z</text:span><text:span text:style-name="T26">[2]</text:span><text:span text:style-name="T25"> = a</text:span><text:span text:style-name="T26">[2]</text:span><text:span text:style-name="T25"> – y</text:span></text:p>
          <text:p text:style-name="P14"><text:span text:style-name="T25"/></text:p>
          <text:p text:style-name="P14"><text:span text:style-name="T25">∂</text:span><text:span text:style-name="T25">W</text:span><text:span text:style-name="T26">[2]</text:span><text:span text:style-name="T25"> = <text:s text:c="2"/></text:span><text:span text:style-name="T27">a</text:span><text:span text:style-name="T28">[1]T</text:span><text:span text:style-name="T29"> . </text:span><text:span text:style-name="T25">∂z</text:span><text:span text:style-name="T26">[2]</text:span></text:p>
          <text:p text:style-name="P14"><text:span text:style-name="T26"/></text:p>
          <text:p text:style-name="P14"><text:span text:style-name="T25">∂</text:span><text:span text:style-name="T25">b</text:span><text:span text:style-name="T26">[2]</text:span><text:span text:style-name="T25"> = ∂z</text:span><text:span text:style-name="T26">[2]</text:span></text:p>
          <text:p text:style-name="P14"><text:span text:style-name="T30">∂</text:span><text:span text:style-name="T30">a</text:span><text:span text:style-name="T28">[1]</text:span><text:span text:style-name="T31"> = ∂z</text:span><text:span text:style-name="T32">[2]</text:span><text:span text:style-name="T31"> . W</text:span><text:span text:style-name="T32">[2]T</text:span><text:span text:style-name="T3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5cm" svg:height="4.421cm" svg:x="4cm" svg:y="10.842cm">
          <text:p text:style-name="P14"><text:span text:style-name="T25">∂</text:span><text:span text:style-name="T25">z</text:span><text:span text:style-name="T26">[1]</text:span><text:span text:style-name="T25"> = <text:s/></text:span><text:span text:style-name="T27"><text:s/>∂a</text:span><text:span text:style-name="T28">[1]</text:span><text:span text:style-name="T25"> <text:s/>* g’(z</text:span><text:span text:style-name="T26">[1]</text:span><text:span text:style-name="T25">)</text:span></text:p>
          <text:p text:style-name="P14"><text:span text:style-name="T25"><text:s/></text:span></text:p>
          <text:p text:style-name="P14"><text:span text:style-name="T25">∂</text:span><text:span text:style-name="T25">W</text:span><text:span text:style-name="T26">[1]</text:span><text:span text:style-name="T25"> = a</text:span><text:span text:style-name="T26">[0]T</text:span><text:span text:style-name="T25">. ∂z</text:span><text:span text:style-name="T26">[1]</text:span></text:p>
          <text:p text:style-name="P14"><text:span text:style-name="T25"/></text:p>
          <text:p text:style-name="P14"><text:span text:style-name="T25">∂</text:span><text:span text:style-name="T25">b</text:span><text:span text:style-name="T26">[1]</text:span><text:span text:style-name="T25"> = ∂z</text:span><text:span text:style-name="T2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" draw:id="id15" draw:layer="layout" svg:width="1.3cm" svg:height="1.4cm" svg:x="16.189cm" svg:y="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4" draw:text-style-name="P18" draw:layer="layout" draw:type="curve" draw:line-skew="-0.644cm" svg:x1="10.72cm" svg:y1="8.116cm" svg:x2="16.839cm" svg:y2="8cm" draw:start-shape="id10" draw:start-glue-point="0" draw:end-shape="id15" draw:end-glue-point="4" svg:d="M10720 8116c0-1951 6119-1893 6119-116" svg:viewBox="0 0 6120 1457">
          <text:p/>
        </draw:connector>
        <draw:custom-shape draw:style-name="gr25" draw:text-style-name="P17" xml:id="id17" draw:id="id17" draw:layer="layout" svg:width="1.5cm" svg:height="1.3cm" svg:x="5.8cm" svg:y="11.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18" draw:layer="layout" draw:type="curve" svg:x1="17.501cm" svg:y1="14.551cm" svg:x2="6.55cm" svg:y2="11.3cm" draw:start-shape="id16" draw:start-glue-point="5" draw:end-shape="id17" draw:end-glue-point="0" svg:d="M17501 14551c-7650 0-6375-1896-7200-2912s-3751-1150-3751-339" svg:viewBox="0 0 10952 3779">
          <text:p/>
        </draw:connector>
        <draw:custom-shape draw:style-name="gr27" draw:text-style-name="P20" draw:layer="layout" svg:width="20.157cm" svg:height="0.8cm" svg:x="4.931cm" svg:y="4.28cm">
          <text:p text:style-name="P19"><text:span text:style-name="T33">Forward Propagation</text:span></text:p>
          <draw:enhanced-geometry svg:viewBox="0 0 21600 21600" draw:text-areas="0 0 21600 21600" draw:type="chevron" draw:modifiers="20098.77964083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22" draw:layer="layout" svg:width="20.158cm" svg:height="0.8cm" svg:x="4.932cm" svg:y="15.498cm">
          <text:p text:style-name="P21"><text:span text:style-name="T34">Back Propagation</text:span></text:p>
          <draw:enhanced-geometry svg:viewBox="0 0 21600 21600" draw:mirror-horizontal="true" draw:mirror-vertical="false" draw:text-areas="0 0 21600 21600" draw:type="chevron" draw:modifiers="18641.6389701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6" draw:layer="layout" svg:width="1.072cm" svg:height="0.442cm" svg:x="1.607cm" svg:y="7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" draw:layer="layout" svg:width="1.286cm" svg:height="0.442cm" svg:x="13.081cm" svg:y="7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6" draw:layer="layout" svg:width="1.286cm" svg:height="0.442cm" svg:x="24.768cm" svg:y="7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6" draw:layer="layout" svg:width="3.86cm" svg:height="0.442cm" svg:x="23.051cm" svg:y="13.458cm">
          <text:p/>
          <draw:enhanced-geometry svg:viewBox="0 0 21600 21600" draw:mirror-horizontal="true" draw:text-areas="0 ?f0 ?f5 ?f2" draw:type="right-arrow" draw:modifiers="18984.7264648709 5655.860349127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" draw:text-style-name="P18" draw:layer="layout" svg:x1="26.805cm" svg:y1="8.152cm" svg:x2="26.805cm" svg:y2="13.789cm">
          <text:p/>
        </draw:line>
        <draw:custom-shape draw:style-name="gr33" draw:text-style-name="P6" draw:layer="layout" svg:width="7.862cm" svg:height="0.442cm" svg:x="9.5cm" svg:y="13.458cm">
          <text:p/>
          <draw:enhanced-geometry svg:viewBox="0 0 21600 21600" draw:mirror-horizontal="true" draw:text-areas="0 ?f0 ?f5 ?f2" draw:type="right-arrow" draw:modifiers="19766.2978723404 5979.052369077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7" xml:id="id18" draw:id="id18" draw:layer="layout" svg:width="1.393cm" svg:height="1.546cm" svg:x="19.289cm" svg:y="11.82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4" draw:text-style-name="P18" draw:layer="layout" draw:type="curve" svg:x1="16.839cm" svg:y1="9.4cm" svg:x2="19.985cm" svg:y2="11.822cm" draw:start-shape="id15" draw:start-glue-point="6" draw:end-shape="id18" draw:end-glue-point="4" svg:d="M16839 9400c0 1816 3146 606 3146 2422" svg:viewBox="0 0 3147 2423">
          <text:p/>
        </draw:connector>
        <draw:frame draw:style-name="gr35" draw:text-style-name="P6" draw:layer="layout" svg:width="1.999cm" svg:height="0.999cm" svg:x="9.52cm" svg:y="5.3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6" draw:text-style-name="P24" draw:layer="layout" svg:width="16.1cm" svg:height="4.17cm" svg:x="0.1cm" svg:y="16.53cm">
          <text:p text:style-name="P23"><text:span text:style-name="T11">∂</text:span><text:span text:style-name="T11">Loss/∂z</text:span><text:span text:style-name="T12">[1] <text:s text:c="3"/></text:span><text:span text:style-name="T11">= <text:s text:c="2"/>∂Loss/∂z</text:span><text:span text:style-name="T12">[2] </text:span><text:span text:style-name="T11">. ∂z</text:span><text:span text:style-name="T12">[2]</text:span><text:span text:style-name="T11">/∂a</text:span><text:span text:style-name="T12">[1] </text:span><text:span text:style-name="T11">. ∂a</text:span><text:span text:style-name="T12">[1]</text:span><text:span text:style-name="T11">/∂z</text:span><text:span text:style-name="T12">[1] </text:span><text:span text:style-name="T11">= ∂Loss/∂a</text:span><text:span text:style-name="T12">[1] </text:span><text:span text:style-name="T11">. </text:span><text:span text:style-name="T6">g’(z</text:span><text:span text:style-name="T7">[1]</text:span><text:span text:style-name="T6">)</text:span></text:p>
          <text:p text:style-name="P4"><text:span text:style-name="T11">∂</text:span><text:span text:style-name="T11">Loss/∂w</text:span><text:span text:style-name="T12">[1] <text:s/></text:span><text:span text:style-name="T11">= <text:s text:c="2"/>∂Loss/∂z</text:span><text:span text:style-name="T12">[1] </text:span><text:span text:style-name="T11">. ∂z</text:span><text:span text:style-name="T12">[1]</text:span><text:span text:style-name="T11">/∂w</text:span><text:span text:style-name="T12">[1] <text:s text:c="2"/></text:span><text:span text:style-name="T11">= a</text:span><text:span text:style-name="T12">[0]T</text:span><text:span text:style-name="T11"> . ∂Loss/∂z</text:span><text:span text:style-name="T12">[1]</text:span></text:p>
          <text:p text:style-name="P4"><text:span text:style-name="T11">∂</text:span><text:span text:style-name="T11">Loss/∂a</text:span><text:span text:style-name="T12">[0] <text:s/></text:span><text:span text:style-name="T11">= <text:s text:c="2"/>∂Loss/∂z</text:span><text:span text:style-name="T12">[1]</text:span><text:span text:style-name="T11"> . <text:s/>∂z</text:span><text:span text:style-name="T12">[1]</text:span><text:span text:style-name="T11">/∂a</text:span><text:span text:style-name="T12">[0] <text:s/></text:span><text:span text:style-name="T11">=</text:span><text:span text:style-name="T12"> </text:span><text:span text:style-name="T11">∂Loss/∂z</text:span><text:span text:style-name="T12">[1] . </text:span><text:span text:style-name="T11">w</text:span><text:span text:style-name="T12">[1]T</text:span></text:p>
          <text:p text:style-name="P4"><text:span text:style-name="T9">∂</text:span><text:span text:style-name="T10">Loss</text:span><text:span text:style-name="T11">/</text:span><text:span text:style-name="T9">∂b</text:span><text:span text:style-name="T12">[1] </text:span><text:span text:style-name="T11">= <text:s text:c="2"/></text:span><text:span text:style-name="T9">∂Loss</text:span><text:span text:style-name="T10">/</text:span><text:span text:style-name="T9">∂z</text:span><text:span text:style-name="T13">[1]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16" draw:id="id16" draw:layer="layout" svg:width="1.5cm" svg:height="1.3cm" svg:x="17.501cm" svg:y="13.90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6:43:39.938484631</meta:creation-date>
    <dc:date>2022-11-01T18:08:15.064728491</dc:date>
    <meta:editing-duration>PT1H22M53S</meta:editing-duration>
    <meta:editing-cycles>16</meta:editing-cycles>
    <meta:generator>LibreOffice/7.3.6.2$Linux_X86_64 LibreOffice_project/30$Build-2</meta:generator>
    <meta:document-statistic meta:object-count="51"/>
  </office:meta>
</office:document-meta>
</file>

<file path=Object 2/content.xml><?xml version="1.0" encoding="utf-8"?>
<math xmlns="http://www.w3.org/1998/Math/MathML" display="block"/>
</file>